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Calibri2" fo:font-size="11pt" officeooo:paragraph-rsid="0002d310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Calibri2" fo:font-size="11pt" fo:font-weight="bold" officeooo:paragraph-rsid="0002d310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2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</style:style>
    <style:style style:name="P8" style:family="paragraph" style:parent-style-name="UrbanBody">
      <style:paragraph-properties fo:text-align="justify" style:justify-single-word="false"/>
      <style:text-properties officeooo:paragraph-rsid="0002d310"/>
    </style:style>
    <style:style style:name="P9" style:family="paragraph" style:parent-style-name="UrbanBody">
      <style:paragraph-properties fo:text-align="justify" style:justify-single-word="false"/>
      <style:text-properties style:use-window-font-color="true" style:font-name="Calibri2" fo:font-size="11pt" officeooo:paragraph-rsid="0002d310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officeooo:paragraph-rsid="00070340"/>
    </style:style>
    <style:style style:name="P11" style:family="paragraph" style:parent-style-name="Standard">
      <style:paragraph-properties fo:text-align="start" style:justify-single-word="false"/>
      <style:text-properties style:font-name="Calibri3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070340" style:font-size-asian="11pt" style:font-size-complex="11pt"/>
    </style:style>
    <style:style style:name="P13" style:family="paragraph" style:parent-style-name="UrbanTitle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0340" style:font-size-asian="10pt" style:font-size-complex="10pt"/>
    </style:style>
    <style:style style:name="P15" style:family="paragraph" style:parent-style-name="Urban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Frame_20_contents">
      <style:text-properties style:font-name="arial" fo:font-size="11pt" officeooo:paragraph-rsid="00099b03" style:font-size-asian="11pt" style:font-name-complex="Arial" style:font-size-complex="11pt"/>
    </style:style>
    <style:style style:name="P17" style:family="paragraph" style:parent-style-name="Frame_20_contents">
      <style:text-properties officeooo:paragraph-rsid="00099b03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e73ef" officeooo:paragraph-rsid="00099b03" style:font-size-asian="11pt" style:font-name-complex="Arial" style:font-size-complex="11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099b03" style:font-size-asian="11pt" style:font-name-complex="Arial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officeooo:rsid="00025e73"/>
    </style:style>
    <style:style style:name="T8" style:family="text">
      <style:text-properties fo:color="#ff000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20">do text</text:p><text:p text:style-name="P20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7"><text:span text:style-name="T11"><text:text-input text:description="Demandeurs">self.getGeometricians()[0].getPersonTitleValue()</text:text-input></text:span><text:span text:style-name="T11"><text:s/></text:span><text:span text:style-name="T11"><text:text-input text:description="Demandeurs">self.getGeometricians()[0].getName2()</text:text-input></text:span><text:span text:style-name="T11"><text:s/></text:span><text:span text:style-name="T11"><text:text-input text:description="Demandeurs">self.getGeometricians()[0].getName1()</text:text-input></text:span></text:p>
            <text:p text:style-name="P18">Géomètre</text:p>
            <text:p text:style-name="P19"><text:text-input text:description="Demandeurs">self.getGeometricians()[0].getStreet()</text:text-input><text:s/>n°<text:text-input text:description="Demandeurs">self.getGeometricians()[0].getNumber()</text:text-input></text:p>
            <text:p text:style-name="P16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0"/>
      <text:p text:style-name="P11"/>
      <text:p text:style-name="P13">INFORMATION RELATIVE A LA PROROGATION DE VOTRE DEMANDE DE PERMIS D'URBANIS<text:span text:style-name="T7">ATION</text:span></text:p>
      <text:p text:style-name="P7"/>
      <text:p text:style-name="P15"/>
      <text:p text:style-name="P7"/>
      <text:p text:style-name="P7"><office:annotation><dc:creator>Gauthier Bastien</dc:creator><dc:date>2011-02-16T16:12:24</dc:date><text:p text:style-name="P20">do text if len(self.getApplicants()) &gt; 1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do text if not len(self.getApplicants()) &gt; 1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20">do text if len(self.getApplicants()) == 1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20">do text if len(self.getApplicants()) &gt; 1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20">do text if not 'NO FIELD' in event_helper.get_wspm_decision_date()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20">do text if 'NO FIELD' in event_helper.get_wspm_decision_date() and tool.formatDate(urbanEventObj.getDecisionDate())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20">do text if (not tool.formatDate(urbanEventObj.getDecisionDate())) and ('NO FIELD' in event_helper.get_wspm_decision_date())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20">do text if not len(self.getApplicants()) &gt; 1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20">do text if len(self.getApplicants()) &gt; 1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20">do text</text:p><text:p text:style-name="P20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Delcourt</meta:initial-creator>
    <meta:creation-date>2017-08-23T13:40:29.46</meta:creation-date>
    <meta:generator>LibreOffice/6.4.6.2$Linux_X86_64 LibreOffice_project/40$Build-2</meta:generator>
    <dc:date>2021-03-18T09:06:17.280200446</dc:date>
    <meta:editing-duration>PT18M41S</meta:editing-duration>
    <meta:editing-cycles>14</meta:editing-cycles>
    <meta:document-statistic meta:table-count="1" meta:image-count="0" meta:object-count="0" meta:page-count="1" meta:paragraph-count="21" meta:word-count="199" meta:character-count="1601" meta:non-whitespace-character-count="1461"/>
  </office:meta>
</office:document-meta>
</file>